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d8938" officeooo:paragraph-rsid="000d8938"/>
    </style:style>
    <style:style style:name="P2" style:family="paragraph" style:parent-style-name="Standard">
      <style:text-properties officeooo:rsid="000da4c7" officeooo:paragraph-rsid="000da4c7"/>
    </style:style>
    <style:style style:name="P3" style:family="paragraph" style:parent-style-name="Standard">
      <style:text-properties officeooo:rsid="000fa429" officeooo:paragraph-rsid="000fa429"/>
    </style:style>
    <style:style style:name="P4" style:family="paragraph" style:parent-style-name="Standard">
      <style:text-properties officeooo:rsid="0010c7a6" officeooo:paragraph-rsid="000fa429"/>
    </style:style>
    <style:style style:name="P5" style:family="paragraph" style:parent-style-name="Standard">
      <style:text-properties officeooo:rsid="000fa429" officeooo:paragraph-rsid="0010c7a6"/>
    </style:style>
    <style:style style:name="P6" style:family="paragraph" style:parent-style-name="Standard">
      <style:text-properties officeooo:rsid="0010c7a6" officeooo:paragraph-rsid="0010c7a6"/>
    </style:style>
    <style:style style:name="P7" style:family="paragraph" style:parent-style-name="Standard">
      <style:text-properties officeooo:rsid="00125132" officeooo:paragraph-rsid="00125132"/>
    </style:style>
    <style:style style:name="P8" style:family="paragraph" style:parent-style-name="Standard">
      <style:text-properties officeooo:rsid="000fa429" officeooo:paragraph-rsid="00125132"/>
    </style:style>
    <style:style style:name="P9" style:family="paragraph" style:parent-style-name="Standard">
      <style:text-properties officeooo:rsid="00132a8a" officeooo:paragraph-rsid="00125132"/>
    </style:style>
    <style:style style:name="P10" style:family="paragraph" style:parent-style-name="Standard">
      <style:text-properties officeooo:rsid="00132a8a" officeooo:paragraph-rsid="00132a8a"/>
    </style:style>
    <style:style style:name="P11" style:family="paragraph" style:parent-style-name="Standard">
      <style:text-properties officeooo:rsid="0013e63c" officeooo:paragraph-rsid="0013e63c"/>
    </style:style>
    <style:style style:name="P12" style:family="paragraph" style:parent-style-name="Standard">
      <style:text-properties officeooo:rsid="0014b73c" officeooo:paragraph-rsid="0014b73c"/>
    </style:style>
    <style:style style:name="P13" style:family="paragraph" style:parent-style-name="Standard">
      <style:text-properties officeooo:rsid="00168d4d" officeooo:paragraph-rsid="00168d4d"/>
    </style:style>
    <style:style style:name="P14" style:family="paragraph" style:parent-style-name="Standard">
      <style:text-properties officeooo:rsid="00174f29" officeooo:paragraph-rsid="00174f29"/>
    </style:style>
    <style:style style:name="P15" style:family="paragraph" style:parent-style-name="Standard">
      <style:text-properties officeooo:rsid="0018ad7b" officeooo:paragraph-rsid="0018ad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2a8a"/>
    </style:style>
    <style:style style:name="T3" style:family="text">
      <style:text-properties officeooo:rsid="00190f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tschrift 11.09.2024</text:span> </text:p>
      <text:p text:style-name="P1"/>
      <text:p text:style-name="P1">Gesellschaft entsteht aus Individuum mit jeweiligen eigenen Intetnionen </text:p>
      <text:p text:style-name="P1"/>
      <text:p text:style-name="P2">Lasst uns garnicht Versuchen einen Staat als Gesellschaft zu bauen </text:p>
      <text:p text:style-name="P2"/>
      <text:p text:style-name="P2"/>
      <text:p text:style-name="P2">Verbreitung von Fehlinformationen</text:p>
      <text:p text:style-name="P2">Bubblebildung </text:p>
      <text:p text:style-name="P2"/>
      <text:p text:style-name="P3">Animale Rationale – Der Mensch ist ein rationales Wesen der reflektieren kann</text:p>
      <text:p text:style-name="P3">Social Media richtet sich an das animalische im Menschen nicht an das rationale</text:p>
      <text:p text:style-name="P3"/>
      <text:p text:style-name="P4">Erketnisstheorie </text:p>
      <text:p text:style-name="P5">-</text:p>
      <text:p text:style-name="P5"/>
      <text:p text:style-name="P6">Wir trauen unseren Sinnen nichtmehr wie gewohnt ? </text:p>
      <text:p text:style-name="P6">Wir trauen nichtmehr den oeffentlichen Medien / Institutionen??</text:p>
      <text:p text:style-name="P5"/>
      <text:p text:style-name="P6">Welche Rolle spielen eben Zeit und Raum?</text:p>
      <text:p text:style-name="P5"/>
      <text:p text:style-name="P7">Leib-Seele-Problem Wwelche auswirkungen haben Emotionen / Gefuehle auf unsere Entscheidungsfindung</text:p>
      <text:p text:style-name="P8"/>
      <text:p text:style-name="P9">Nach der Logik kann es nur 1 oder 0 sein</text:p>
      <text:p text:style-name="P8"/>
      <text:p text:style-name="P10">Wahrheitswert zu bestimmen, sind revelvant</text:p>
      <text:p text:style-name="P8">- <text:span text:style-name="T2">Vom Satz zur Praedikation,</text:span></text:p>
      <text:p text:style-name="P8">- <text:span text:style-name="T2">Praedikation ueberwiegt das deskriptive</text:span></text:p>
      <text:p text:style-name="P10">- Bedeutung der verwendeten Ausdruecke</text:p>
      <text:p text:style-name="P10">- Regeln der Logik muessen eingehalten werden</text:p>
      <text:p text:style-name="P10"/>
      <text:p text:style-name="P10">Antwort der Leifrage muss logisch erfolgen </text:p>
      <text:p text:style-name="P10">Also Defintion der Begriffe muss klar definiert werden </text:p>
      <text:p text:style-name="P10"/>
      <text:p text:style-name="P10">Cyber-Terrorismus bezieht sich rein auf die virtuellen Strukturen und nicht auf adas physische. Terrorismus hat Auswirkugen auf physische Gegebenheiten / Personen etc. </text:p>
      <text:p text:style-name="P10"/>
      <text:p text:style-name="P10"/>
      <text:p text:style-name="P10"/>
      <text:p text:style-name="P10"/>
      <text:p text:style-name="P10"><text:soft-page-break/>synthetischer Satz (emprischer Satz) ist ein Satz der auf einen Wharheitswert der Bebachtungen der realen Wert beruht</text:p>
      <text:p text:style-name="P10"/>
      <text:p text:style-name="P11">Zeile 283 DigiKant </text:p>
      <text:p text:style-name="P11"/>
      <text:p text:style-name="P11">deskriptiv als auch bewertend Naturwissenschaftliche </text:p>
      <text:p text:style-name="P11"/>
      <text:p text:style-name="P12">Koerper Geist | Debakel </text:p>
      <text:p text:style-name="P12"/>
      <text:p text:style-name="P12">Was sagt Degel zu diesem Thema? Band 3 Philosophie des Geisetes und der Sprache </text:p>
      <text:p text:style-name="P12">- externe Stimuli rufen <text:s/>bestimmte mentale Zustaende hervor</text:p>
      <text:p text:style-name="P12">- Refernzen abgespeichert (Referenzerlebnisse)</text:p>
      <text:p text:style-name="P12">- visuelle und auditive Verarbeitung mit Evulation</text:p>
      <text:p text:style-name="P12"/>
      <text:p text:style-name="P13">Rekonstruktion des Geistes siehe Geistes / Sprach Philosophie als Bsp. </text:p>
      <text:p text:style-name="P13"/>
      <text:p text:style-name="P13">Substanzdualismus Seele und Geist </text:p>
      <text:p text:style-name="P13"/>
      <text:p text:style-name="P13">Mentale sind nicht physische Zustaende </text:p>
      <text:p text:style-name="P13">physikalische Zustaende sind kausal geschlossen (allein in der Physik beschreibbar)</text:p>
      <text:p text:style-name="P13">Mentale konnen aud physische einwirken </text:p>
      <text:p text:style-name="P13"/>
      <text:p text:style-name="P13">Materie und Geist existieren nebeninander</text:p>
      <text:p text:style-name="P13">Wie kommen diese zwei Bereiche zusammen? </text:p>
      <text:p text:style-name="P13"/>
      <text:p text:style-name="P14">3 verschiedene Ansatze </text:p>
      <text:p text:style-name="P14">- 1. Gott gegebener Verbund von Leib und Seele</text:p>
      <text:p text:style-name="P14">- 2. Monismus Materialisitsch vs. idealisitisch</text:p>
      <text:p text:style-name="P14"/>
      <text:p text:style-name="P14">Reduktion auf Beobachtbares Verhalten also es gibt dahinter nichtsmehr (Behaviourismus)</text:p>
      <text:p text:style-name="P14"/>
      <text:p text:style-name="P14">Idealistisch (Gestige Welt regiert nur) und koerper ist nur eine Einbildung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Phylosophie der Ehtik</text:p>
      <text:p text:style-name="P15"/>
      <text:p text:style-name="P15">Ist bestehend aus 3 Folgenden Begriffen </text:p>
      <text:p text:style-name="P15"/>
      <text:p text:style-name="P15">- Tugendethik | Fragt nach dem Akteur, also der Person, Ein gutes Leben zu fuehren? <text:span text:style-name="T3">Was habe Ich fuer einen nutzen?</text:span></text:p>
      <text:p text:style-name="P15">- Folgenethik | Ebenfalls um Handlungen → Sind die Folgend poitiv oder engativ </text:p>
      <text:p text:style-name="P15">- Prinzipienethik | Hier geht es um Handlungen =, Nach Prinzipeine handeln,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7:10:28.311791180</meta:creation-date>
    <dc:date>2024-09-11T11:10:36.124798717</dc:date>
    <meta:editing-duration>PT2M42S</meta:editing-duration>
    <meta:editing-cycles>1</meta:editing-cycles>
    <meta:generator>LibreOffice/24.8.0.3$Linux_X86_64 LibreOffice_project/480$Build-3</meta:generator>
    <meta:document-statistic meta:table-count="0" meta:image-count="0" meta:object-count="0" meta:page-count="3" meta:paragraph-count="47" meta:word-count="357" meta:character-count="2537" meta:non-whitespace-character-count="2204"/>
  </office:meta>
</office:document-meta>
</file>